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93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4.252cm" svg:height="8.083cm" svg:x="4.8cm" svg:y="3.8cm">
          <draw:text-box>
            <text:p>Limitations:</text:p>
            <text:p/>
            <text:p><text:tab/>32b access (easy to enhance)</text:p>
            <text:p><text:tab/>100MHz</text:p>
            <text:p/>
            <text:p>Don't cares:</text:p>
            <text:p/>
            <text:p><text:tab/>ODT constant</text:p>
            <text:p><text:tab/>DQS-out (FPGA to SDRAM) single ended<text:tab/></text:p>
            <text:p><text:tab/>DQS-in (SDRAM to FPGA) skipped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24.248cm" svg:height="14.491cm" svg:x="2cm" svg:y="2.8cm">
          <draw:text-box>
            <text:p>Testbench:<text:tab/>rtl\testbench\simple stimulus</text:p>
            <text:p/>
            <text:p>Design:<text:tab/><text:tab/>rtl\system\fpga_top:<text:tab/>Executes test sequence on FPGA</text:p>
            <text:p><text:tab/><text:tab/><text:tab/><text:tab/><text:tab/><text:tab/><text:tab/><text:tab/>Instantiates clock generator 100MHz =&gt; 100MHz</text:p>
            <text:p><text:tab/><text:tab/><text:tab/><text:tab/><text:tab/><text:tab/><text:tab/><text:tab/><text:tab/>and SDRAM_CNTRL</text:p>
            <text:p><text:tab/><text:tab/><text:tab/>rtl\system\SDRAM_CNTRL:<text:tab/></text:p>
            <text:p><text:tab/><text:tab/><text:tab/><text:tab/><text:tab/><text:tab/>Generates proposed refresh mechanism</text:p>
            <text:p><text:tab/><text:tab/><text:tab/><text:tab/><text:tab/><text:tab/>(Could hold initialization phase generator)</text:p>
            <text:p><text:tab/><text:tab/><text:tab/><text:tab/><text:tab/><text:tab/>Instantiates PHYIO</text:p>
            <text:p><text:tab/><text:tab/><text:tab/>rtl\system\SDRAM_PHYIO:</text:p>
            <text:p><text:tab/><text:tab/><text:tab/><text:tab/><text:tab/><text:tab/>PHY: Instantiates DDR IOB registers</text:p>
            <text:p><text:tab/><text:tab/><text:tab/><text:tab/><text:tab/><text:tab/>IO Handling FSM:</text:p>
            <text:p><text:tab/><text:tab/><text:tab/><text:tab/><text:tab/><text:tab/><text:tab/>Initialization phase</text:p>
            <text:p><text:tab/><text:tab/><text:tab/><text:tab/><text:tab/><text:tab/><text:tab/>SDRAM access control</text:p>
            <text:p/>
            <text:p>Constraints:<text:tab/>constr\nexys4_ddr_sdram.xdc: </text:p>
            <text:p><text:tab/><text:tab/><text:tab/><text:tab/>Constraints for SDRAM interface on NEXYS 4 DDR</text:p>
            <text:p><text:tab/><text:tab/><text:tab/>constr\fpga_top.xdc: Project specific constraints.</text:p>
            <text:p/>
            <text:p>Scripts:<text:tab/><text:tab/>script\report_io_timing.tcl: Script to generate IO timing re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20.446cm" svg:height="11.643cm" svg:x="3.354cm" svg:y="3.4cm">
          <draw:text-box>
            <text:p>Test sequence:<text:tab/>Initialization phase</text:p>
            <text:p><text:tab/><text:tab/><text:tab/><text:tab/>Some basic writes and reads</text:p>
            <text:p><text:tab/><text:tab/><text:tab/><text:tab/>Writes and reads to specific area (let's call it</text:p>
            <text:p><text:tab/><text:tab/><text:tab/><text:tab/><text:tab/>area 3 because it is on bank 3)</text:p>
            <text:p><text:tab/><text:tab/><text:tab/><text:tab/>Loop over writes and reads throughout some banks.</text:p>
            <text:p/>
            <text:p><text:tab/><text:tab/><text:tab/><text:tab/>If everything works fine, led(1) turn on.</text:p>
            <text:p/>
            <text:p><text:tab/><text:tab/><text:tab/><text:tab/>In general, if a bug was found, led(1) turns off and </text:p>
            <text:p><text:tab/><text:tab/><text:tab/><text:tab/>led(0) blinks fast (every second).</text:p>
            <text:p/>
            <text:p><text:tab/><text:tab/><text:tab/><text:tab/>After ca. 1 minute, area 3 is read again to check, if</text:p>
            <text:p><text:tab/><text:tab/><text:tab/><text:tab/>the refresh mechanism worked. If yes, led(0) toggles</text:p>
            <text:p><text:tab/><text:tab/><text:tab/><text:tab/>to indicate this 1 minute interval and that the testcase</text:p>
            <text:p><text:tab/><text:tab/><text:tab/><text:tab/>is still active. </text:p>
            <text:p><text:tab/><text:tab/><text:tab/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3" draw:text-style-name="P1" draw:layer="layout" svg:width="1.2cm" svg:height="3.2cm" svg:x="11.788cm" svg:y="1.401cm">
          <text:p/>
        </draw:rect>
        <draw:line draw:style-name="gr4" draw:text-style-name="P1" draw:layer="layout" svg:x1="15.2cm" svg:y1="1.399cm" svg:x2="15.2cm" svg:y2="19.4cm">
          <text:p/>
        </draw:line>
        <draw:line draw:style-name="gr4" draw:text-style-name="P1" draw:layer="layout" svg:x1="16cm" svg:y1="1.4cm" svg:x2="16cm" svg:y2="19.4cm">
          <text:p/>
        </draw:line>
        <draw:custom-shape draw:style-name="gr5" draw:text-style-name="P1" draw:layer="layout" svg:width="1.2cm" svg:height="0.8cm" draw:transform="rotate (-1.57079632679579) translate (12.788cm 12.8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1.988cm" svg:y1="13.401cm" svg:x2="10.788cm" svg:y2="13.401cm">
          <text:p/>
        </draw:line>
        <draw:custom-shape draw:style-name="gr5" draw:text-style-name="P1" draw:layer="layout" svg:width="1.2cm" svg:height="1.2cm" svg:x="9.588cm" svg:y="12.801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8cm" svg:height="1.2cm" svg:x="11.988cm" svg:y="3.1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388cm" svg:y1="4.101cm" svg:x2="11.988cm" svg:y2="4.301cm">
            <text:p/>
          </draw:line>
          <draw:line draw:style-name="gr6" draw:text-style-name="P1" draw:layer="layout" svg:x1="12.388cm" svg:y1="4.101cm" svg:x2="11.988cm" svg:y2="3.901cm">
            <text:p/>
          </draw:line>
        </draw:g>
        <draw:g>
          <draw:custom-shape draw:style-name="gr5" draw:text-style-name="P2" draw:layer="layout" svg:width="0.8cm" svg:height="1.2cm" svg:x="7.988cm" svg:y="5.62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388cm" svg:y1="6.621cm" svg:x2="7.988cm" svg:y2="6.821cm">
            <text:p/>
          </draw:line>
          <draw:line draw:style-name="gr6" draw:text-style-name="P1" draw:layer="layout" svg:x1="8.388cm" svg:y1="6.621cm" svg:x2="7.988cm" svg:y2="6.421cm">
            <text:p/>
          </draw:line>
        </draw:g>
        <draw:g>
          <draw:custom-shape draw:style-name="gr5" draw:text-style-name="P1" draw:layer="layout" svg:width="0.8cm" svg:height="1.2cm" svg:x="11.988cm" svg:y="1.6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388cm" svg:y1="2.601cm" svg:x2="11.988cm" svg:y2="2.801cm">
            <text:p/>
          </draw:line>
          <draw:line draw:style-name="gr6" draw:text-style-name="P1" draw:layer="layout" svg:x1="12.388cm" svg:y1="2.601cm" svg:x2="11.988cm" svg:y2="2.401cm">
            <text:p/>
          </draw:line>
        </draw:g>
        <draw:g>
          <draw:custom-shape draw:style-name="gr5" draw:text-style-name="P1" draw:layer="layout" svg:width="0.8cm" svg:height="1.2cm" svg:x="7.788cm" svg:y="13.6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188cm" svg:y1="14.601cm" svg:x2="7.788cm" svg:y2="14.801cm">
            <text:p/>
          </draw:line>
          <draw:line draw:style-name="gr6" draw:text-style-name="P1" draw:layer="layout" svg:x1="8.188cm" svg:y1="14.601cm" svg:x2="7.788cm" svg:y2="14.401cm">
            <text:p/>
          </draw:line>
        </draw:g>
        <draw:g>
          <draw:custom-shape draw:style-name="gr5" draw:text-style-name="P1" draw:layer="layout" svg:width="0.8cm" svg:height="1.2cm" svg:x="7.788cm" svg:y="12.1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188cm" svg:y1="13.101cm" svg:x2="7.788cm" svg:y2="13.301cm">
            <text:p/>
          </draw:line>
          <draw:line draw:style-name="gr6" draw:text-style-name="P1" draw:layer="layout" svg:x1="8.188cm" svg:y1="13.101cm" svg:x2="7.788cm" svg:y2="12.901cm">
            <text:p/>
          </draw:line>
        </draw:g>
        <draw:line draw:style-name="gr6" draw:text-style-name="P1" draw:layer="layout" svg:x1="9.188cm" svg:y1="12.301cm" svg:x2="8.588cm" svg:y2="12.301cm">
          <text:p/>
        </draw:line>
        <draw:line draw:style-name="gr6" draw:text-style-name="P1" draw:layer="layout" svg:x1="9.188cm" svg:y1="13.901cm" svg:x2="8.588cm" svg:y2="13.901cm">
          <text:p/>
        </draw:line>
        <draw:line draw:style-name="gr6" draw:text-style-name="P1" draw:layer="layout" svg:x1="9.588cm" svg:y1="13.101cm" svg:x2="9.188cm" svg:y2="13.101cm">
          <text:p/>
        </draw:line>
        <draw:line draw:style-name="gr6" draw:text-style-name="P1" draw:layer="layout" svg:x1="9.188cm" svg:y1="12.301cm" svg:x2="9.188cm" svg:y2="13.101cm">
          <text:p/>
        </draw:line>
        <draw:line draw:style-name="gr6" draw:text-style-name="P1" draw:layer="layout" svg:x1="9.588cm" svg:y1="13.401cm" svg:x2="9.188cm" svg:y2="13.401cm">
          <text:p/>
        </draw:line>
        <draw:line draw:style-name="gr6" draw:text-style-name="P1" draw:layer="layout" svg:x1="9.188cm" svg:y1="13.901cm" svg:x2="9.188cm" svg:y2="13.401cm">
          <text:p/>
        </draw:line>
        <draw:rect draw:style-name="gr3" draw:text-style-name="P1" draw:layer="layout" svg:width="1.2cm" svg:height="3.2cm" svg:x="11.788cm" svg:y="16.001cm">
          <text:p/>
        </draw:rect>
        <draw:g>
          <draw:custom-shape draw:style-name="gr5" draw:text-style-name="P1" draw:layer="layout" svg:width="0.8cm" svg:height="1.2cm" svg:x="11.988cm" svg:y="17.70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12.388cm" svg:y1="18.701cm" svg:x2="12.788cm" svg:y2="18.901cm">
            <text:p/>
          </draw:line>
          <draw:line draw:style-name="gr6" draw:text-style-name="P1" draw:layer="layout" svg:x1="12.388cm" svg:y1="18.701cm" svg:x2="12.788cm" svg:y2="18.501cm">
            <text:p/>
          </draw:line>
        </draw:g>
        <draw:g>
          <draw:custom-shape draw:style-name="gr5" draw:text-style-name="P1" draw:layer="layout" svg:width="0.8cm" svg:height="1.2cm" svg:x="11.988cm" svg:y="16.20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12.388cm" svg:y1="17.201cm" svg:x2="12.788cm" svg:y2="17.401cm">
            <text:p/>
          </draw:line>
          <draw:line draw:style-name="gr6" draw:text-style-name="P1" draw:layer="layout" svg:x1="12.388cm" svg:y1="17.201cm" svg:x2="12.788cm" svg:y2="17.001cm">
            <text:p/>
          </draw:line>
        </draw:g>
        <draw:rect draw:style-name="gr3" draw:text-style-name="P1" draw:layer="layout" svg:width="1.2cm" svg:height="3.2cm" svg:x="18.588cm" svg:y="1.401cm">
          <text:p/>
        </draw:rect>
        <draw:g>
          <draw:custom-shape draw:style-name="gr5" draw:text-style-name="P1" draw:layer="layout" svg:width="0.8cm" svg:height="1.2cm" svg:x="18.788cm" svg:y="3.1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188cm" svg:y1="4.101cm" svg:x2="18.788cm" svg:y2="4.301cm">
            <text:p/>
          </draw:line>
          <draw:line draw:style-name="gr6" draw:text-style-name="P1" draw:layer="layout" svg:x1="19.188cm" svg:y1="4.101cm" svg:x2="18.788cm" svg:y2="3.901cm">
            <text:p/>
          </draw:line>
        </draw:g>
        <draw:g>
          <draw:custom-shape draw:style-name="gr5" draw:text-style-name="P1" draw:layer="layout" svg:width="0.8cm" svg:height="1.2cm" svg:x="18.788cm" svg:y="5.62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188cm" svg:y1="6.621cm" svg:x2="18.788cm" svg:y2="6.821cm">
            <text:p/>
          </draw:line>
          <draw:line draw:style-name="gr6" draw:text-style-name="P1" draw:layer="layout" svg:x1="19.188cm" svg:y1="6.621cm" svg:x2="18.788cm" svg:y2="6.421cm">
            <text:p/>
          </draw:line>
        </draw:g>
        <draw:g>
          <draw:custom-shape draw:style-name="gr5" draw:text-style-name="P1" draw:layer="layout" svg:width="0.8cm" svg:height="1.2cm" svg:x="18.788cm" svg:y="1.6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188cm" svg:y1="2.601cm" svg:x2="18.788cm" svg:y2="2.801cm">
            <text:p/>
          </draw:line>
          <draw:line draw:style-name="gr6" draw:text-style-name="P1" draw:layer="layout" svg:x1="19.188cm" svg:y1="2.601cm" svg:x2="18.788cm" svg:y2="2.401cm">
            <text:p/>
          </draw:line>
        </draw:g>
        <draw:custom-shape draw:style-name="gr5" draw:text-style-name="P1" xml:id="id1" draw:id="id1" draw:layer="layout" svg:width="1.2cm" svg:height="0.8cm" draw:transform="rotate (-1.57079632679579) translate (17.988cm 12.8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1.2cm" svg:height="3.2cm" svg:x="17.088cm" svg:y="16.001cm">
          <text:p/>
        </draw:rect>
        <draw:g>
          <draw:custom-shape draw:style-name="gr5" draw:text-style-name="P1" draw:layer="layout" svg:width="0.8cm" svg:height="1.2cm" svg:x="17.288cm" svg:y="17.70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17.688cm" svg:y1="18.701cm" svg:x2="18.088cm" svg:y2="18.901cm">
            <text:p/>
          </draw:line>
          <draw:line draw:style-name="gr6" draw:text-style-name="P1" draw:layer="layout" svg:x1="17.688cm" svg:y1="18.701cm" svg:x2="18.088cm" svg:y2="18.501cm">
            <text:p/>
          </draw:line>
        </draw:g>
        <draw:g>
          <draw:custom-shape draw:style-name="gr5" draw:text-style-name="P1" draw:layer="layout" svg:width="0.8cm" svg:height="1.2cm" svg:x="17.288cm" svg:y="16.20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17.688cm" svg:y1="17.201cm" svg:x2="18.088cm" svg:y2="17.401cm">
            <text:p/>
          </draw:line>
          <draw:line draw:style-name="gr6" draw:text-style-name="P1" draw:layer="layout" svg:x1="17.688cm" svg:y1="17.201cm" svg:x2="18.088cm" svg:y2="17.001cm">
            <text:p/>
          </draw:line>
        </draw:g>
        <draw:line draw:style-name="gr7" draw:text-style-name="P1" draw:layer="layout" svg:x1="17.188cm" svg:y1="13.101cm" svg:x2="12.388cm" svg:y2="13.101cm">
          <text:p text:style-name="P1"/>
          <text:p text:style-name="P1"/>
        </draw:line>
        <draw:line draw:style-name="gr6" draw:text-style-name="P1" draw:layer="layout" svg:x1="17.188cm" svg:y1="13.701cm" svg:x2="12.388cm" svg:y2="13.701cm">
          <text:p/>
        </draw:line>
        <draw:connector draw:style-name="gr8" draw:text-style-name="P1" draw:layer="layout" svg:x1="17.988cm" svg:y1="13.401cm" svg:x2="18.514cm" svg:y2="2.627cm" draw:start-shape="id1" draw:start-glue-point="4" draw:end-shape="id2" draw:end-glue-point="3" svg:d="M17988 13401h526v-10774">
          <text:p/>
        </draw:connector>
        <draw:line draw:style-name="gr6" draw:text-style-name="P1" draw:layer="layout" svg:x1="18.788cm" svg:y1="6.627cm" svg:x2="18.514cm" svg:y2="6.627cm">
          <text:p/>
        </draw:line>
        <draw:line draw:style-name="gr6" draw:text-style-name="P1" xml:id="id2" draw:id="id2" draw:layer="layout" svg:x1="18.788cm" svg:y1="2.627cm" svg:x2="18.514cm" svg:y2="2.627cm">
          <text:p/>
        </draw:line>
        <draw:line draw:style-name="gr6" draw:text-style-name="P1" draw:layer="layout" svg:x1="18.788cm" svg:y1="4.127cm" svg:x2="18.514cm" svg:y2="4.127cm">
          <text:p/>
        </draw:line>
        <draw:line draw:style-name="gr6" draw:text-style-name="P1" draw:layer="layout" svg:x1="18.514cm" svg:y1="17.227cm" svg:x2="18.114cm" svg:y2="17.227cm">
          <text:p/>
        </draw:line>
        <draw:line draw:style-name="gr6" draw:text-style-name="P1" draw:layer="layout" svg:x1="18.514cm" svg:y1="18.727cm" svg:x2="18.114cm" svg:y2="18.727cm">
          <text:p/>
        </draw:line>
        <draw:line draw:style-name="gr6" draw:text-style-name="P1" draw:layer="layout" svg:x1="18.514cm" svg:y1="18.727cm" svg:x2="18.514cm" svg:y2="9.127cm">
          <text:p/>
        </draw:line>
        <draw:frame draw:style-name="gr9" draw:layer="layout" svg:width="2.233cm" svg:height="0.963cm" svg:x="5.055cm" svg:y="1.237cm">
          <draw:text-box>
            <text:p>FPGA</text:p>
          </draw:text-box>
        </draw:frame>
        <draw:frame draw:style-name="gr10" draw:layer="layout" svg:width="4.693cm" svg:height="0.963cm" svg:x="20.807cm" svg:y="1.237cm">
          <draw:text-box>
            <text:p>DDR2 SDRAM</text:p>
          </draw:text-box>
        </draw:frame>
        <draw:line draw:style-name="gr6" draw:text-style-name="P1" draw:layer="layout" svg:x1="5.388cm" svg:y1="13.201cm" svg:x2="3.988cm" svg:y2="13.201cm">
          <text:p/>
        </draw:line>
        <draw:line draw:style-name="gr6" draw:text-style-name="P1" draw:layer="layout" svg:x1="11.988cm" svg:y1="4.101cm" svg:x2="5.388cm" svg:y2="4.101cm">
          <text:p/>
        </draw:line>
        <draw:line draw:style-name="gr6" draw:text-style-name="P1" draw:layer="layout" svg:x1="5.388cm" svg:y1="19.701cm" svg:x2="5.388cm" svg:y2="4.101cm">
          <text:p/>
        </draw:line>
        <draw:line draw:style-name="gr6" draw:text-style-name="P1" draw:layer="layout" svg:x1="7.788cm" svg:y1="13.101cm" svg:x2="5.388cm" svg:y2="13.101cm">
          <text:p/>
        </draw:line>
        <draw:line draw:style-name="gr6" draw:text-style-name="P1" draw:layer="layout" svg:x1="7.788cm" svg:y1="14.601cm" svg:x2="5.388cm" svg:y2="14.601cm">
          <text:p/>
        </draw:line>
        <draw:line draw:style-name="gr6" draw:text-style-name="P1" draw:layer="layout" svg:x1="7.988cm" svg:y1="6.601cm" svg:x2="5.388cm" svg:y2="6.601cm">
          <text:p/>
        </draw:line>
        <draw:line draw:style-name="gr6" draw:text-style-name="P1" draw:layer="layout" svg:x1="13.188cm" svg:y1="19.701cm" svg:x2="5.388cm" svg:y2="19.701cm">
          <text:p/>
        </draw:line>
        <draw:line draw:style-name="gr6" draw:text-style-name="P1" draw:layer="layout" svg:x1="13.188cm" svg:y1="18.701cm" svg:x2="12.788cm" svg:y2="18.701cm">
          <text:p/>
        </draw:line>
        <draw:line draw:style-name="gr6" draw:text-style-name="P1" draw:layer="layout" svg:x1="13.188cm" svg:y1="19.701cm" svg:x2="13.188cm" svg:y2="18.701cm">
          <text:p/>
        </draw:line>
        <draw:line draw:style-name="gr11" draw:text-style-name="P1" draw:layer="layout" svg:x1="7.8cm" svg:y1="15.2cm" svg:x2="15.188cm" svg:y2="15.2cm">
          <text:p text:style-name="P1">4,652ns</text:p>
          <text:p text:style-name="P1"/>
        </draw:line>
        <draw:line draw:style-name="gr12" draw:text-style-name="P1" draw:layer="layout" svg:x1="12.988cm" svg:y1="1.901cm" svg:x2="18.588cm" svg:y2="1.901cm">
          <text:p text:style-name="P1"><text:s text:c="11"/>DQ</text:p>
          <text:p text:style-name="P1"/>
        </draw:line>
        <draw:line draw:style-name="gr13" draw:text-style-name="P1" draw:layer="layout" svg:x1="12.788cm" svg:y1="5.901cm" svg:x2="18.788cm" svg:y2="5.901cm">
          <text:p/>
        </draw:line>
        <draw:line draw:style-name="gr13" draw:text-style-name="P1" draw:layer="layout" svg:x1="17.088cm" svg:y1="16.501cm" svg:x2="12.988cm" svg:y2="16.501cm">
          <text:p/>
        </draw:line>
        <draw:line draw:style-name="gr11" draw:text-style-name="P1" draw:layer="layout" svg:x1="8cm" svg:y1="7.6cm" svg:x2="15.188cm" svg:y2="7.6cm">
          <text:p text:style-name="P1">3,106ns</text:p>
          <text:p text:style-name="P1"/>
        </draw:line>
        <draw:line draw:style-name="gr11" draw:text-style-name="P1" draw:layer="layout" svg:x1="12cm" svg:y1="4.9cm" svg:x2="15.188cm" svg:y2="4.9cm">
          <text:p text:style-name="P1"><text:s text:c="6"/>3,142ns</text:p>
          <text:p text:style-name="P1"/>
        </draw:line>
        <draw:rect draw:style-name="gr3" draw:text-style-name="P1" draw:layer="layout" svg:width="1.2cm" svg:height="3.2cm" svg:x="11.789cm" svg:y="8.377cm">
          <text:p/>
        </draw:rect>
        <draw:g>
          <draw:custom-shape draw:style-name="gr5" draw:text-style-name="P1" draw:layer="layout" svg:width="0.8cm" svg:height="1.2cm" svg:x="11.989cm" svg:y="10.0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389cm" svg:y1="11.077cm" svg:x2="11.989cm" svg:y2="11.277cm">
            <text:p/>
          </draw:line>
          <draw:line draw:style-name="gr6" draw:text-style-name="P1" draw:layer="layout" svg:x1="12.389cm" svg:y1="11.077cm" svg:x2="11.989cm" svg:y2="10.877cm">
            <text:p/>
          </draw:line>
        </draw:g>
        <draw:g>
          <draw:custom-shape draw:style-name="gr5" draw:text-style-name="P1" draw:layer="layout" svg:width="0.8cm" svg:height="1.2cm" svg:x="11.989cm" svg:y="8.5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2.389cm" svg:y1="9.577cm" svg:x2="11.989cm" svg:y2="9.777cm">
            <text:p/>
          </draw:line>
          <draw:line draw:style-name="gr6" draw:text-style-name="P1" draw:layer="layout" svg:x1="12.389cm" svg:y1="9.577cm" svg:x2="11.989cm" svg:y2="9.377cm">
            <text:p/>
          </draw:line>
        </draw:g>
        <draw:rect draw:style-name="gr3" draw:text-style-name="P1" draw:layer="layout" svg:width="1.2cm" svg:height="3.2cm" svg:x="18.589cm" svg:y="8.377cm">
          <text:p/>
        </draw:rect>
        <draw:g>
          <draw:custom-shape draw:style-name="gr5" draw:text-style-name="P1" draw:layer="layout" svg:width="0.8cm" svg:height="1.2cm" svg:x="18.789cm" svg:y="10.0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189cm" svg:y1="11.077cm" svg:x2="18.789cm" svg:y2="11.277cm">
            <text:p/>
          </draw:line>
          <draw:line draw:style-name="gr6" draw:text-style-name="P1" draw:layer="layout" svg:x1="19.189cm" svg:y1="11.077cm" svg:x2="18.789cm" svg:y2="10.877cm">
            <text:p/>
          </draw:line>
        </draw:g>
        <draw:g>
          <draw:custom-shape draw:style-name="gr5" draw:text-style-name="P1" draw:layer="layout" svg:width="0.8cm" svg:height="1.2cm" svg:x="18.789cm" svg:y="8.5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9.189cm" svg:y1="9.577cm" svg:x2="18.789cm" svg:y2="9.777cm">
            <text:p/>
          </draw:line>
          <draw:line draw:style-name="gr6" draw:text-style-name="P1" draw:layer="layout" svg:x1="19.189cm" svg:y1="9.577cm" svg:x2="18.789cm" svg:y2="9.377cm">
            <text:p/>
          </draw:line>
        </draw:g>
        <draw:line draw:style-name="gr6" draw:text-style-name="P1" draw:layer="layout" svg:x1="18.789cm" svg:y1="9.603cm" svg:x2="18.515cm" svg:y2="9.603cm">
          <text:p/>
        </draw:line>
        <draw:line draw:style-name="gr6" draw:text-style-name="P1" draw:layer="layout" svg:x1="18.789cm" svg:y1="11.103cm" svg:x2="18.515cm" svg:y2="11.103cm">
          <text:p/>
        </draw:line>
        <draw:line draw:style-name="gr6" draw:text-style-name="P1" draw:layer="layout" svg:x1="11.989cm" svg:y1="11.077cm" svg:x2="11.2cm" svg:y2="11.077cm">
          <text:p/>
        </draw:line>
        <draw:line draw:style-name="gr12" draw:text-style-name="P1" draw:layer="layout" svg:x1="12.989cm" svg:y1="8.877cm" svg:x2="18.589cm" svg:y2="8.877cm">
          <text:p text:style-name="P1"><text:s text:c="15"/>DQS</text:p>
          <text:p text:style-name="P1"/>
        </draw:line>
        <draw:line draw:style-name="gr11" draw:text-style-name="P1" draw:layer="layout" svg:x1="7.8cm" svg:y1="11.8cm" svg:x2="15.189cm" svg:y2="11.8cm">
          <text:p text:style-name="P1">5,772ns <text:s text:c="20"/></text:p>
          <text:p text:style-name="P1"/>
        </draw:line>
        <draw:line draw:style-name="gr6" draw:text-style-name="P1" draw:layer="layout" svg:x1="11.2cm" svg:y1="13.401cm" svg:x2="11.2cm" svg:y2="11.077cm">
          <text:p/>
        </draw:line>
        <draw:line draw:style-name="gr12" draw:text-style-name="P1" draw:layer="layout" svg:x1="8.788cm" svg:y1="5.901cm" svg:x2="18.788cm" svg:y2="5.901cm">
          <text:p text:style-name="P1"><text:s text:c="38"/>CTRL</text:p>
          <text:p text:style-name="P1"/>
        </draw:line>
        <draw:custom-shape draw:style-name="gr5" draw:text-style-name="P1" draw:layer="layout" svg:width="1.2cm" svg:height="0.8cm" draw:transform="rotate (-1.57079632679579) translate (14.6cm 8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rect draw:style-name="gr3" draw:text-style-name="P1" draw:layer="layout" svg:width="1.2cm" svg:height="3.2cm" svg:x="9.388cm" svg:y="2.801cm">
          <text:p/>
        </draw:rect>
        <draw:line draw:style-name="gr4" draw:text-style-name="P1" draw:layer="layout" svg:x1="12.8cm" svg:y1="2.799cm" svg:x2="12.8cm" svg:y2="19.6cm">
          <text:p/>
        </draw:line>
        <draw:custom-shape draw:style-name="gr5" draw:text-style-name="P1" draw:layer="layout" svg:width="1.2cm" svg:height="0.8cm" draw:transform="rotate (-1.57079632679579) translate (10.388cm 14.2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9.588cm" svg:y1="14.801cm" svg:x2="8.388cm" svg:y2="14.801cm">
          <text:p/>
        </draw:line>
        <draw:custom-shape draw:style-name="gr5" draw:text-style-name="P1" draw:layer="layout" svg:width="1.2cm" svg:height="1.2cm" svg:x="7.188cm" svg:y="14.201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8cm" svg:height="1.2cm" svg:x="9.588cm" svg:y="4.5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988cm" svg:y1="5.501cm" svg:x2="9.588cm" svg:y2="5.701cm">
            <text:p/>
          </draw:line>
          <draw:line draw:style-name="gr6" draw:text-style-name="P1" draw:layer="layout" svg:x1="9.988cm" svg:y1="5.501cm" svg:x2="9.588cm" svg:y2="5.301cm">
            <text:p/>
          </draw:line>
        </draw:g>
        <draw:g>
          <draw:custom-shape draw:style-name="gr5" draw:text-style-name="P2" draw:layer="layout" svg:width="0.8cm" svg:height="1.2cm" svg:x="5.588cm" svg:y="7.02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988cm" svg:y1="8.021cm" svg:x2="5.588cm" svg:y2="8.221cm">
            <text:p/>
          </draw:line>
          <draw:line draw:style-name="gr6" draw:text-style-name="P1" draw:layer="layout" svg:x1="5.988cm" svg:y1="8.021cm" svg:x2="5.588cm" svg:y2="7.821cm">
            <text:p/>
          </draw:line>
        </draw:g>
        <draw:g>
          <draw:custom-shape draw:style-name="gr5" draw:text-style-name="P1" draw:layer="layout" svg:width="0.8cm" svg:height="1.2cm" svg:x="9.588cm" svg:y="3.0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988cm" svg:y1="4.001cm" svg:x2="9.588cm" svg:y2="4.201cm">
            <text:p/>
          </draw:line>
          <draw:line draw:style-name="gr6" draw:text-style-name="P1" draw:layer="layout" svg:x1="9.988cm" svg:y1="4.001cm" svg:x2="9.588cm" svg:y2="3.801cm">
            <text:p/>
          </draw:line>
        </draw:g>
        <draw:g>
          <draw:custom-shape draw:style-name="gr5" draw:text-style-name="P1" draw:layer="layout" svg:width="0.8cm" svg:height="1.2cm" svg:x="5.388cm" svg:y="15.0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88cm" svg:y1="16.001cm" svg:x2="5.388cm" svg:y2="16.201cm">
            <text:p/>
          </draw:line>
          <draw:line draw:style-name="gr6" draw:text-style-name="P1" draw:layer="layout" svg:x1="5.788cm" svg:y1="16.001cm" svg:x2="5.388cm" svg:y2="15.801cm">
            <text:p/>
          </draw:line>
        </draw:g>
        <draw:g>
          <draw:custom-shape draw:style-name="gr5" draw:text-style-name="P1" draw:layer="layout" svg:width="0.8cm" svg:height="1.2cm" svg:x="5.388cm" svg:y="13.5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5.788cm" svg:y1="14.501cm" svg:x2="5.388cm" svg:y2="14.701cm">
            <text:p/>
          </draw:line>
          <draw:line draw:style-name="gr6" draw:text-style-name="P1" draw:layer="layout" svg:x1="5.788cm" svg:y1="14.501cm" svg:x2="5.388cm" svg:y2="14.301cm">
            <text:p/>
          </draw:line>
        </draw:g>
        <draw:line draw:style-name="gr6" draw:text-style-name="P1" draw:layer="layout" svg:x1="6.788cm" svg:y1="13.701cm" svg:x2="6.188cm" svg:y2="13.701cm">
          <text:p/>
        </draw:line>
        <draw:line draw:style-name="gr6" draw:text-style-name="P1" draw:layer="layout" svg:x1="6.788cm" svg:y1="15.301cm" svg:x2="6.188cm" svg:y2="15.301cm">
          <text:p/>
        </draw:line>
        <draw:line draw:style-name="gr6" draw:text-style-name="P1" draw:layer="layout" svg:x1="7.188cm" svg:y1="14.501cm" svg:x2="6.788cm" svg:y2="14.501cm">
          <text:p/>
        </draw:line>
        <draw:line draw:style-name="gr6" draw:text-style-name="P1" draw:layer="layout" svg:x1="6.788cm" svg:y1="13.701cm" svg:x2="6.788cm" svg:y2="14.501cm">
          <text:p/>
        </draw:line>
        <draw:line draw:style-name="gr6" draw:text-style-name="P1" draw:layer="layout" svg:x1="7.188cm" svg:y1="14.801cm" svg:x2="6.788cm" svg:y2="14.801cm">
          <text:p/>
        </draw:line>
        <draw:line draw:style-name="gr6" draw:text-style-name="P1" draw:layer="layout" svg:x1="6.788cm" svg:y1="15.301cm" svg:x2="6.788cm" svg:y2="14.801cm">
          <text:p/>
        </draw:line>
        <draw:line draw:style-name="gr7" draw:text-style-name="P1" draw:layer="layout" svg:x1="14.788cm" svg:y1="14.501cm" svg:x2="9.988cm" svg:y2="14.501cm">
          <text:p/>
        </draw:line>
        <draw:line draw:style-name="gr6" draw:text-style-name="P1" draw:layer="layout" svg:x1="14.788cm" svg:y1="15.101cm" svg:x2="9.988cm" svg:y2="15.101cm">
          <text:p/>
        </draw:line>
        <draw:frame draw:style-name="gr9" draw:layer="layout" svg:width="2.233cm" svg:height="0.963cm" svg:x="2.655cm" svg:y="2.137cm">
          <draw:text-box>
            <text:p>FPGA</text:p>
          </draw:text-box>
        </draw:frame>
        <draw:line draw:style-name="gr6" draw:text-style-name="P1" draw:layer="layout" svg:x1="2.988cm" svg:y1="14.601cm" svg:x2="1.588cm" svg:y2="14.601cm">
          <text:p/>
        </draw:line>
        <draw:line draw:style-name="gr6" draw:text-style-name="P1" draw:layer="layout" svg:x1="9.588cm" svg:y1="5.501cm" svg:x2="2.988cm" svg:y2="5.501cm">
          <text:p/>
        </draw:line>
        <draw:line draw:style-name="gr6" draw:text-style-name="P1" draw:layer="layout" svg:x1="2.988cm" svg:y1="19.2cm" svg:x2="2.988cm" svg:y2="5.501cm">
          <text:p/>
        </draw:line>
        <draw:line draw:style-name="gr6" draw:text-style-name="P1" draw:layer="layout" svg:x1="5.388cm" svg:y1="14.501cm" svg:x2="2.988cm" svg:y2="14.501cm">
          <text:p/>
        </draw:line>
        <draw:line draw:style-name="gr6" draw:text-style-name="P1" draw:layer="layout" svg:x1="5.388cm" svg:y1="16.001cm" svg:x2="2.988cm" svg:y2="16.001cm">
          <text:p/>
        </draw:line>
        <draw:line draw:style-name="gr6" draw:text-style-name="P1" draw:layer="layout" svg:x1="5.588cm" svg:y1="8.001cm" svg:x2="2.988cm" svg:y2="8.001cm">
          <text:p/>
        </draw:line>
        <draw:line draw:style-name="gr11" draw:text-style-name="P1" draw:layer="layout" svg:x1="5.4cm" svg:y1="16.6cm" svg:x2="12.788cm" svg:y2="16.6cm">
          <text:p text:style-name="P1">4,652ns</text:p>
          <text:p text:style-name="P1"/>
        </draw:line>
        <draw:line draw:style-name="gr12" draw:text-style-name="P1" draw:layer="layout" svg:x1="10.588cm" svg:y1="3.301cm" svg:x2="16.188cm" svg:y2="3.301cm">
          <text:p text:style-name="P1"><text:s text:c="11"/>DQ</text:p>
          <text:p text:style-name="P1"/>
        </draw:line>
        <draw:line draw:style-name="gr11" draw:text-style-name="P1" draw:layer="layout" svg:x1="5.6cm" svg:y1="9cm" svg:x2="12.788cm" svg:y2="9cm">
          <text:p text:style-name="P1">3,106ns</text:p>
          <text:p text:style-name="P1"/>
        </draw:line>
        <draw:line draw:style-name="gr11" draw:text-style-name="P1" draw:layer="layout" svg:x1="9.6cm" svg:y1="6.3cm" svg:x2="12.788cm" svg:y2="6.3cm">
          <text:p text:style-name="P1"><text:s text:c="6"/>3,142ns</text:p>
          <text:p text:style-name="P1"/>
        </draw:line>
        <draw:rect draw:style-name="gr3" draw:text-style-name="P1" draw:layer="layout" svg:width="1.2cm" svg:height="3.2cm" svg:x="9.389cm" svg:y="9.777cm">
          <text:p/>
        </draw:rect>
        <draw:g>
          <draw:custom-shape draw:style-name="gr5" draw:text-style-name="P1" draw:layer="layout" svg:width="0.8cm" svg:height="1.2cm" svg:x="9.589cm" svg:y="11.4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989cm" svg:y1="12.477cm" svg:x2="9.589cm" svg:y2="12.677cm">
            <text:p/>
          </draw:line>
          <draw:line draw:style-name="gr6" draw:text-style-name="P1" draw:layer="layout" svg:x1="9.989cm" svg:y1="12.477cm" svg:x2="9.589cm" svg:y2="12.277cm">
            <text:p/>
          </draw:line>
        </draw:g>
        <draw:g>
          <draw:custom-shape draw:style-name="gr5" draw:text-style-name="P1" draw:layer="layout" svg:width="0.8cm" svg:height="1.2cm" svg:x="9.589cm" svg:y="9.9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989cm" svg:y1="10.977cm" svg:x2="9.589cm" svg:y2="11.177cm">
            <text:p/>
          </draw:line>
          <draw:line draw:style-name="gr6" draw:text-style-name="P1" draw:layer="layout" svg:x1="9.989cm" svg:y1="10.977cm" svg:x2="9.589cm" svg:y2="10.777cm">
            <text:p/>
          </draw:line>
        </draw:g>
        <draw:line draw:style-name="gr6" draw:text-style-name="P1" draw:layer="layout" svg:x1="9.589cm" svg:y1="12.477cm" svg:x2="8.8cm" svg:y2="12.477cm">
          <text:p/>
        </draw:line>
        <draw:line draw:style-name="gr12" draw:text-style-name="P1" draw:layer="layout" svg:x1="10.589cm" svg:y1="10.277cm" svg:x2="16.189cm" svg:y2="10.277cm">
          <text:p text:style-name="P1"><text:s text:c="15"/>DQS</text:p>
          <text:p text:style-name="P1"/>
        </draw:line>
        <draw:line draw:style-name="gr11" draw:text-style-name="P1" draw:layer="layout" svg:x1="5.4cm" svg:y1="13.2cm" svg:x2="12.789cm" svg:y2="13.2cm">
          <text:p text:style-name="P1">5,772ns <text:s text:c="20"/></text:p>
          <text:p text:style-name="P1"/>
        </draw:line>
        <draw:line draw:style-name="gr6" draw:text-style-name="P1" draw:layer="layout" svg:x1="8.8cm" svg:y1="14.801cm" svg:x2="8.8cm" svg:y2="12.477cm">
          <text:p/>
        </draw:line>
        <draw:line draw:style-name="gr12" draw:text-style-name="P1" draw:layer="layout" svg:x1="6.388cm" svg:y1="7.301cm" svg:x2="16.388cm" svg:y2="7.301cm">
          <text:p text:style-name="P1"><text:s text:c="38"/>CTRL</text:p>
          <text:p text:style-name="P1"/>
        </draw:line>
        <draw:custom-shape draw:style-name="gr5" draw:text-style-name="P1" draw:layer="layout" svg:width="1.2cm" svg:height="0.8cm" draw:transform="rotate (-1.57079632679579) translate (12.2cm 9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9cm" svg:y1="3cm" svg:x2="19.4cm" svg:y2="4cm">
          <text:p/>
        </draw:line>
        <draw:line draw:style-name="gr4" draw:text-style-name="P1" draw:layer="layout" svg:x1="19.4cm" svg:y1="3cm" svg:x2="19cm" svg:y2="4cm">
          <text:p/>
        </draw:line>
        <draw:line draw:style-name="gr4" draw:text-style-name="P1" draw:layer="layout" svg:x1="19.4cm" svg:y1="3cm" svg:x2="24.2cm" svg:y2="3cm">
          <text:p/>
        </draw:line>
        <draw:line draw:style-name="gr4" draw:text-style-name="P1" draw:layer="layout" svg:x1="19.4cm" svg:y1="4cm" svg:x2="24.2cm" svg:y2="4cm">
          <text:p/>
        </draw:line>
        <draw:line draw:style-name="gr4" draw:text-style-name="P1" draw:layer="layout" svg:x1="17.5cm" svg:y1="3cm" svg:x2="19cm" svg:y2="3cm">
          <text:p/>
        </draw:line>
        <draw:line draw:style-name="gr4" draw:text-style-name="P1" draw:layer="layout" svg:x1="17.5cm" svg:y1="4cm" svg:x2="19cm" svg:y2="4cm">
          <text:p/>
        </draw:line>
        <draw:line draw:style-name="gr4" draw:text-style-name="P1" draw:layer="layout" svg:x1="19cm" svg:y1="6.8cm" svg:x2="19.4cm" svg:y2="7.8cm">
          <text:p/>
        </draw:line>
        <draw:line draw:style-name="gr4" draw:text-style-name="P1" draw:layer="layout" svg:x1="19.4cm" svg:y1="6.8cm" svg:x2="19cm" svg:y2="7.8cm">
          <text:p/>
        </draw:line>
        <draw:line draw:style-name="gr4" draw:text-style-name="P1" draw:layer="layout" svg:x1="19.4cm" svg:y1="6.8cm" svg:x2="24.2cm" svg:y2="6.8cm">
          <text:p/>
        </draw:line>
        <draw:line draw:style-name="gr4" draw:text-style-name="P1" draw:layer="layout" svg:x1="19.4cm" svg:y1="7.8cm" svg:x2="24.2cm" svg:y2="7.8cm">
          <text:p/>
        </draw:line>
        <draw:line draw:style-name="gr4" draw:text-style-name="P1" draw:layer="layout" svg:x1="17.5cm" svg:y1="6.8cm" svg:x2="19cm" svg:y2="6.8cm">
          <text:p/>
        </draw:line>
        <draw:line draw:style-name="gr4" draw:text-style-name="P1" draw:layer="layout" svg:x1="17.5cm" svg:y1="7.8cm" svg:x2="19cm" svg:y2="7.8cm">
          <text:p/>
        </draw:line>
        <draw:line draw:style-name="gr4" draw:text-style-name="P1" draw:layer="layout" svg:x1="20.9cm" svg:y1="14.2cm" svg:x2="20.5cm" svg:y2="15.2cm">
          <text:p/>
        </draw:line>
        <draw:line draw:style-name="gr4" draw:text-style-name="P1" draw:layer="layout" svg:x1="20.9cm" svg:y1="14.2cm" svg:x2="24cm" svg:y2="14.2cm">
          <text:p/>
        </draw:line>
        <draw:line draw:style-name="gr4" draw:text-style-name="P1" draw:layer="layout" svg:x1="17.6cm" svg:y1="15.2cm" svg:x2="20.5cm" svg:y2="15.2cm">
          <text:p/>
        </draw:line>
        <draw:line draw:style-name="gr4" draw:text-style-name="P1" draw:layer="layout" svg:x1="22.2cm" svg:y1="9.8cm" svg:x2="22.6cm" svg:y2="10.8cm">
          <text:p/>
        </draw:line>
        <draw:line draw:style-name="gr4" draw:text-style-name="P1" draw:layer="layout" svg:x1="22.6cm" svg:y1="9.8cm" svg:x2="22.2cm" svg:y2="10.8cm">
          <text:p/>
        </draw:line>
        <draw:line draw:style-name="gr4" draw:text-style-name="P1" draw:layer="layout" svg:x1="22.6cm" svg:y1="9.8cm" svg:x2="24.2cm" svg:y2="9.8cm">
          <text:p/>
        </draw:line>
        <draw:line draw:style-name="gr4" draw:text-style-name="P1" draw:layer="layout" svg:x1="22.6cm" svg:y1="10.8cm" svg:x2="24.2cm" svg:y2="10.8cm">
          <text:p/>
        </draw:line>
        <draw:line draw:style-name="gr4" draw:text-style-name="P1" draw:layer="layout" svg:x1="17.6cm" svg:y1="9.8cm" svg:x2="22.2cm" svg:y2="9.8cm">
          <text:p/>
        </draw:line>
        <draw:line draw:style-name="gr4" draw:text-style-name="P1" draw:layer="layout" svg:x1="17.6cm" svg:y1="10.8cm" svg:x2="22.2cm" svg:y2="10.8cm">
          <text:p/>
        </draw:line>
        <draw:line draw:style-name="gr13" draw:text-style-name="P1" draw:layer="layout" svg:x1="19.2cm" svg:y1="16.4cm" svg:x2="19.2cm" svg:y2="2.2cm">
          <text:p/>
        </draw:line>
        <draw:line draw:style-name="gr13" draw:text-style-name="P1" draw:layer="layout" svg:x1="20.7cm" svg:y1="16.401cm" svg:x2="20.7cm" svg:y2="2.201cm">
          <text:p/>
        </draw:line>
        <draw:line draw:style-name="gr13" draw:text-style-name="P1" draw:layer="layout" svg:x1="22.4cm" svg:y1="16.401cm" svg:x2="22.4cm" svg:y2="2.20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4" draw:text-style-name="P1" draw:layer="layout" svg:x1="15.788cm" svg:y1="5cm" svg:x2="15.788cm" svg:y2="13.013cm">
          <text:p/>
        </draw:line>
        <draw:line draw:style-name="gr4" draw:text-style-name="P1" draw:layer="layout" svg:x1="19.688cm" svg:y1="5cm" svg:x2="19.688cm" svg:y2="13.013cm">
          <text:p/>
        </draw:line>
        <draw:custom-shape draw:style-name="gr5" draw:text-style-name="P1" draw:layer="layout" svg:width="1.2cm" svg:height="0.8cm" draw:transform="rotate (-1.57079632679579) translate (13.376cm 6.4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2.576cm" svg:y1="7.014cm" svg:x2="11.376cm" svg:y2="7.014cm">
          <text:p/>
        </draw:line>
        <draw:custom-shape draw:style-name="gr5" draw:text-style-name="P1" draw:layer="layout" svg:width="1.2cm" svg:height="1.2cm" svg:x="10.176cm" svg:y="6.41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8cm" svg:height="1.2cm" svg:x="8.376cm" svg:y="7.21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776cm" svg:y1="8.214cm" svg:x2="8.376cm" svg:y2="8.414cm">
            <text:p/>
          </draw:line>
          <draw:line draw:style-name="gr6" draw:text-style-name="P1" draw:layer="layout" svg:x1="8.776cm" svg:y1="8.214cm" svg:x2="8.376cm" svg:y2="8.014cm">
            <text:p/>
          </draw:line>
        </draw:g>
        <draw:g>
          <draw:custom-shape draw:style-name="gr5" draw:text-style-name="P1" draw:layer="layout" svg:width="0.8cm" svg:height="1.2cm" svg:x="8.376cm" svg:y="5.71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8.776cm" svg:y1="6.714cm" svg:x2="8.376cm" svg:y2="6.914cm">
            <text:p/>
          </draw:line>
          <draw:line draw:style-name="gr6" draw:text-style-name="P1" draw:layer="layout" svg:x1="8.776cm" svg:y1="6.714cm" svg:x2="8.376cm" svg:y2="6.514cm">
            <text:p/>
          </draw:line>
        </draw:g>
        <draw:line draw:style-name="gr6" draw:text-style-name="P1" draw:layer="layout" svg:x1="9.776cm" svg:y1="5.914cm" svg:x2="9.176cm" svg:y2="5.914cm">
          <text:p/>
        </draw:line>
        <draw:line draw:style-name="gr6" draw:text-style-name="P1" draw:layer="layout" svg:x1="9.776cm" svg:y1="7.514cm" svg:x2="9.176cm" svg:y2="7.514cm">
          <text:p/>
        </draw:line>
        <draw:line draw:style-name="gr6" draw:text-style-name="P1" draw:layer="layout" svg:x1="10.176cm" svg:y1="6.714cm" svg:x2="9.776cm" svg:y2="6.714cm">
          <text:p/>
        </draw:line>
        <draw:line draw:style-name="gr6" draw:text-style-name="P1" draw:layer="layout" svg:x1="9.776cm" svg:y1="5.914cm" svg:x2="9.776cm" svg:y2="6.714cm">
          <text:p/>
        </draw:line>
        <draw:line draw:style-name="gr6" draw:text-style-name="P1" draw:layer="layout" svg:x1="10.176cm" svg:y1="7.014cm" svg:x2="9.776cm" svg:y2="7.014cm">
          <text:p/>
        </draw:line>
        <draw:line draw:style-name="gr6" draw:text-style-name="P1" draw:layer="layout" svg:x1="9.776cm" svg:y1="7.514cm" svg:x2="9.776cm" svg:y2="7.014cm">
          <text:p/>
        </draw:line>
        <draw:rect draw:style-name="gr3" draw:text-style-name="P1" draw:layer="layout" svg:width="1.2cm" svg:height="3.2cm" svg:x="12.376cm" svg:y="9.614cm">
          <text:p/>
        </draw:rect>
        <draw:g>
          <draw:custom-shape draw:style-name="gr5" draw:text-style-name="P1" draw:layer="layout" svg:width="0.8cm" svg:height="1.2cm" svg:x="12.576cm" svg:y="11.31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12.976cm" svg:y1="12.314cm" svg:x2="13.376cm" svg:y2="12.514cm">
            <text:p/>
          </draw:line>
          <draw:line draw:style-name="gr6" draw:text-style-name="P1" draw:layer="layout" svg:x1="12.976cm" svg:y1="12.314cm" svg:x2="13.376cm" svg:y2="12.114cm">
            <text:p/>
          </draw:line>
        </draw:g>
        <draw:g>
          <draw:custom-shape draw:style-name="gr5" draw:text-style-name="P1" draw:layer="layout" svg:width="0.8cm" svg:height="1.2cm" svg:x="12.576cm" svg:y="9.81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12.976cm" svg:y1="10.814cm" svg:x2="13.376cm" svg:y2="11.014cm">
            <text:p/>
          </draw:line>
          <draw:line draw:style-name="gr6" draw:text-style-name="P1" draw:layer="layout" svg:x1="12.976cm" svg:y1="10.814cm" svg:x2="13.376cm" svg:y2="10.614cm">
            <text:p/>
          </draw:line>
        </draw:g>
        <draw:custom-shape draw:style-name="gr5" draw:text-style-name="P1" draw:layer="layout" svg:width="1.2cm" svg:height="0.8cm" draw:transform="rotate (-1.57079632679579) translate (21.676cm 6.4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1.2cm" svg:height="3.2cm" svg:x="20.776cm" svg:y="9.614cm">
          <text:p/>
        </draw:rect>
        <draw:g>
          <draw:custom-shape draw:style-name="gr5" draw:text-style-name="P1" draw:layer="layout" svg:width="0.8cm" svg:height="1.2cm" svg:x="20.976cm" svg:y="11.31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21.376cm" svg:y1="12.314cm" svg:x2="21.776cm" svg:y2="12.514cm">
            <text:p/>
          </draw:line>
          <draw:line draw:style-name="gr6" draw:text-style-name="P1" draw:layer="layout" svg:x1="21.376cm" svg:y1="12.314cm" svg:x2="21.776cm" svg:y2="12.114cm">
            <text:p/>
          </draw:line>
        </draw:g>
        <draw:g>
          <draw:custom-shape draw:style-name="gr5" draw:text-style-name="P1" draw:layer="layout" svg:width="0.8cm" svg:height="1.2cm" svg:x="20.976cm" svg:y="9.81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6" draw:text-style-name="P1" draw:layer="layout" svg:x1="21.376cm" svg:y1="10.814cm" svg:x2="21.776cm" svg:y2="11.014cm">
            <text:p/>
          </draw:line>
          <draw:line draw:style-name="gr6" draw:text-style-name="P1" draw:layer="layout" svg:x1="21.376cm" svg:y1="10.814cm" svg:x2="21.776cm" svg:y2="10.614cm">
            <text:p/>
          </draw:line>
        </draw:g>
        <draw:line draw:style-name="gr7" draw:text-style-name="P1" draw:layer="layout" svg:x1="17.776cm" svg:y1="6.714cm" svg:x2="12.976cm" svg:y2="6.714cm">
          <text:p text:style-name="P1"/>
          <text:p text:style-name="P1"/>
        </draw:line>
        <draw:line draw:style-name="gr6" draw:text-style-name="P1" draw:layer="layout" svg:x1="17.776cm" svg:y1="7.314cm" svg:x2="12.976cm" svg:y2="7.314cm">
          <text:p/>
        </draw:line>
        <draw:line draw:style-name="gr6" draw:text-style-name="P1" draw:layer="layout" svg:x1="22.202cm" svg:y1="10.84cm" svg:x2="21.802cm" svg:y2="10.84cm">
          <text:p/>
        </draw:line>
        <draw:line draw:style-name="gr6" draw:text-style-name="P1" draw:layer="layout" svg:x1="22.202cm" svg:y1="12.34cm" svg:x2="21.802cm" svg:y2="12.34cm">
          <text:p/>
        </draw:line>
        <draw:line draw:style-name="gr6" draw:text-style-name="P1" draw:layer="layout" svg:x1="22.202cm" svg:y1="12.34cm" svg:x2="22.202cm" svg:y2="7cm">
          <text:p/>
        </draw:line>
        <draw:frame draw:style-name="gr9" draw:layer="layout" svg:width="2.233cm" svg:height="0.963cm" svg:x="5.043cm" svg:y="1.25cm">
          <draw:text-box>
            <text:p>FPGA</text:p>
          </draw:text-box>
        </draw:frame>
        <draw:frame draw:style-name="gr10" draw:layer="layout" svg:width="4.693cm" svg:height="0.963cm" svg:x="20.795cm" svg:y="1.25cm">
          <draw:text-box>
            <text:p>DDR2 SDRAM</text:p>
          </draw:text-box>
        </draw:frame>
        <draw:line draw:style-name="gr6" draw:text-style-name="P1" draw:layer="layout" svg:x1="5.976cm" svg:y1="6.814cm" svg:x2="4.576cm" svg:y2="6.814cm">
          <text:p/>
        </draw:line>
        <draw:line draw:style-name="gr6" draw:text-style-name="P1" draw:layer="layout" svg:x1="5.976cm" svg:y1="13.314cm" svg:x2="5.976cm" svg:y2="6.714cm">
          <text:p/>
        </draw:line>
        <draw:line draw:style-name="gr6" draw:text-style-name="P1" draw:layer="layout" svg:x1="8.376cm" svg:y1="6.714cm" svg:x2="5.976cm" svg:y2="6.714cm">
          <text:p/>
        </draw:line>
        <draw:line draw:style-name="gr6" draw:text-style-name="P1" draw:layer="layout" svg:x1="8.376cm" svg:y1="8.214cm" svg:x2="5.976cm" svg:y2="8.214cm">
          <text:p/>
        </draw:line>
        <draw:line draw:style-name="gr6" draw:text-style-name="P1" draw:layer="layout" svg:x1="13.776cm" svg:y1="13.314cm" svg:x2="5.976cm" svg:y2="13.314cm">
          <text:p/>
        </draw:line>
        <draw:line draw:style-name="gr6" draw:text-style-name="P1" draw:layer="layout" svg:x1="13.776cm" svg:y1="12.314cm" svg:x2="13.376cm" svg:y2="12.314cm">
          <text:p/>
        </draw:line>
        <draw:line draw:style-name="gr6" draw:text-style-name="P1" draw:layer="layout" svg:x1="13.776cm" svg:y1="13.314cm" svg:x2="13.776cm" svg:y2="12.314cm">
          <text:p/>
        </draw:line>
        <draw:line draw:style-name="gr11" draw:text-style-name="P1" draw:layer="layout" svg:x1="8.388cm" svg:y1="8.813cm" svg:x2="15.776cm" svg:y2="8.813cm">
          <text:p text:style-name="P1">4,652ns</text:p>
          <text:p text:style-name="P1"/>
        </draw:line>
        <draw:line draw:style-name="gr13" draw:text-style-name="P1" draw:layer="layout" svg:x1="17.676cm" svg:y1="10.114cm" svg:x2="13.576cm" svg:y2="10.114cm">
          <text:p/>
        </draw:line>
        <draw:line draw:style-name="gr6" draw:text-style-name="P1" draw:layer="layout" svg:x1="22.202cm" svg:y1="7cm" svg:x2="21.7cm" svg:y2="7cm">
          <text:p/>
        </draw:line>
        <draw:line draw:style-name="gr7" draw:text-style-name="P1" draw:layer="layout" svg:x1="20.876cm" svg:y1="6.714cm" svg:x2="16.076cm" svg:y2="6.714cm">
          <text:p text:style-name="P1"/>
          <text:p text:style-name="P1"/>
        </draw:line>
        <draw:line draw:style-name="gr6" draw:text-style-name="P1" draw:layer="layout" svg:x1="20.876cm" svg:y1="7.314cm" svg:x2="16.076cm" svg:y2="7.314cm">
          <text:p/>
        </draw:line>
        <draw:line draw:style-name="gr13" draw:text-style-name="P1" draw:layer="layout" svg:x1="20.977cm" svg:y1="10.114cm" svg:x2="13.576cm" svg:y2="10.114cm">
          <text:p/>
        </draw:line>
        <draw:frame draw:style-name="gr1" draw:layer="layout" svg:width="1.556cm" svg:height="0.963cm" svg:x="17cm" svg:y="4.837cm">
          <draw:text-box>
            <text:p>???</text:p>
          </draw:text-box>
        </draw:frame>
        <draw:frame draw:style-name="gr1" draw:layer="layout" svg:width="6.2cm" svg:height="0.963cm" svg:x="6.4cm" svg:y="14.637cm">
          <draw:text-box>
            <text:p>9ns … 10ns … 11n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layer="layout" svg:width="13.187cm" svg:height="8.795cm" svg:x="5.2cm" svg:y="4.8cm">
          <draw:text-box>
            <text:p>Optimizations:</text:p>
            <text:p/>
            <text:p><text:tab/><text:tab/>64b, 128b</text:p>
            <text:p><text:tab/><text:tab/>Bytewise write</text:p>
            <text:p><text:tab/><text:tab/>Faster clock</text:p>
            <text:p><text:tab/><text:tab/>Faster access, multiple active banks</text:p>
            <text:p><text:tab/><text:tab/>…</text:p>
            <text:p><text:tab/><text:tab/>More standalone testing</text:p>
            <text:p/>
            <text:p/>
            <text:p><text:tab/><text:tab/>=&gt; PDVL</text:p>
            <text:p><text:tab/><text:tab/><text:tab/><text:tab/><text:tab/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 s</meta:initial-creator>
    <meta:creation-date>2016-03-18T17:38:04.70</meta:creation-date>
    <meta:editing-duration>PT4H13M41S</meta:editing-duration>
    <meta:editing-cycles>6</meta:editing-cycles>
    <dc:date>2016-03-18T21:51:38.72</dc:date>
    <dc:creator>t s</dc:creator>
    <meta:generator>OpenOffice/4.1.2$Win32 OpenOffice.org_project/412m3$Build-9782</meta:generator>
    <meta:document-statistic meta:object-count="298"/>
  </office:meta>
</office:document-meta>
</file>